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 7:45pm – 8:06pm | 8/15/2025</text:p>
      <text:p text:style-name="Standard"/>
      <text:p text:style-name="Standard">### Actions Taken</text:p>
      <text:p text:style-name="Standard">- Deleted old GitHub repo.</text:p>
      <text:p text:style-name="Standard">- Saved old site backup to USB.</text:p>
      <text:p text:style-name="Standard">- Created root folder `C://MGU`.</text:p>
      <text:p text:style-name="Standard">- Added 5 subfolders: `components`, `images`, `data`, `departments`, `MGU-DOCS`.</text:p>
      <text:p text:style-name="Standard">- Inside `MGU-DOCS`, created `screen-shots/` and `MGU Journal.odt`.</text:p>
      <text:p text:style-name="Standard">- Took 3 screenshots: <text:s/></text:p>
      <text:p text:style-name="Standard"><text:s text:c="2"/>- `0001-MGU-folder-has-logo.png` <text:s/></text:p>
      <text:p text:style-name="Standard"><text:s text:c="2"/>- `0002-MGU-folder-is-empty.png` <text:s/></text:p>
      <text:p text:style-name="Standard"><text:s text:c="2"/>- `0003-MGU-create-sub-folders.png`</text:p>
      <text:p text:style-name="Standard"/>
      <text:p text:style-name="Standard">### Rationale</text:p>
      <text:p text:style-name="Standard">- Starting clean from first principles.</text:p>
      <text:p text:style-name="Standard">- Want folder structure documented visually.</text:p>
      <text:p text:style-name="Standard">- Journal as <text:span text:style-name="Strong_20_Emphasis">living blueprint</text:span> of <text:s/>site’s evolution</text:p>
      <text:p text:style-name="Standard">- Ablitly to cross-reference Journal entry → Git commit hash → Netlify deploy → Screenshot.</text:p>
      <text:p text:style-name="Standard">- Ablity to save and reuse code.</text:p>
      <text:p text:style-name="Standard"/>
      <text:p text:style-name="Standard">### Artifacts Created</text:p>
      <text:p text:style-name="Standard">- `MGU Journal.odt` (first entry)</text:p>
      <text:p text:style-name="Standard">- `0001-MGU-folder-has-logo.png`</text:p>
      <text:p text:style-name="Standard">- `0002-MGU-folder-is-empty.png`</text:p>
      <text:p text:style-name="Standard">- `0003-MGU-create-sub-folders.png`</text:p>
      <text:p text:style-name="Standard"/>
      <text:p text:style-name="Standard">### Next Steps</text:p>
      <text:p text:style-name="Standard">- Create `index.html` scaffold at project root.</text:p>
      <text:p text:style-name="Standard">- Decide baseline CSS structure.</text:p>
      <text:p text:style-name="Standard"/>
      <text:p text:style-name="Standard">## 8:33pm 8/15/2025</text:p>
      <text:p text:style-name="Standard"/>
      <text:p text:style-name="Standard">### Actions Taken</text:p>
      <text:p text:style-name="Standard">- Created new Github repo as EPSILON-GROUP-MRELLC/MGU.</text:p>
      <text:p text:style-name="Standard">- Initialized Github local repo <text:s/><text:a xlink:type="simple" xlink:href="../../..//MGU" text:style-name="Internet_20_link" text:visited-style-name="Visited_20_Internet_20_Link">C://MGU</text:a> using powershell terminal.</text:p>
      <text:p text:style-name="Standard"/>
      <text:p text:style-name="Standard">### Rationale</text:p>
      <text:p text:style-name="Standard">- Use Github to push updates to Netlify for deployment</text:p>
      <text:p text:style-name="Standard"/>
      <text:p text:style-name="Standard">### Artifacts Created</text:p>
      <text:p text:style-name="Standard">- Took screenshot 0004-initilized-github-repo.png</text:p>
      <text:p text:style-name="Standard"/>
      <text:p text:style-name="Standard"/>
      <text:p text:style-name="Standard">### Next Steps</text:p>
      <text:p text:style-name="Standard">- install node.js</text:p>
      <text:p text:style-name="Standard">- install graymatter</text:p>
      <text:p text:style-name="Standard"/>
      <text:p text:style-name="Standard">- write small script to convert marddown to html to automate dev-blog </text:p>
      <text:p text:style-name="Standard"/>
      <text:p text:style-name="Standard">## 10:00pm</text:p>
      <text:p text:style-name="Standard"/>
      <text:p text:style-name="Standard">### Actions Taken</text:p>
      <text:p text:style-name="Standard"><text:soft-page-break/>- `0005: Created root index page`</text:p>
      <text:p text:style-name="Standard">- `0007: Installed greymatter`</text:p>
      <text:p text:style-name="Standard">- `Installed Inkscape`</text:p>
      <text:p text:style-name="Standard">- `Installed font front`</text:p>
      <text:p text:style-name="Standard"/>
      <text:p text:style-name="Standard">## Rationale</text:p>
      <text:p text:style-name="Standard">- Root index serves as Master Index for all departments following a top down structure.</text:p>
      <text:p text:style-name="Standard">-Greymatter will automatically convert mardown entries from journal.md and update dev-blog.html</text:p>
      <text:p text:style-name="Standard">- Inkscape will be used to create custom logos for MGU.</text:p>
      <text:p text:style-name="Standard">- Font front will be used to create custom proprietary free license fonts, emoji, and logo stamps for MGU terminals code output.</text:p>
      <text:p text:style-name="Standard"/>
      <text:p text:style-name="Standard">### Artifacts Created</text:p>
      <text:p text:style-name="Standard">- Took 5 screenshots:</text:p>
      <text:p text:style-name="Standard">- `0005-created-root-index.png`</text:p>
      <text:p text:style-name="Standard">- `0006-root-index-html.png`</text:p>
      <text:p text:style-name="Standard">- `0007-installed-gray-matter.png`</text:p>
      <text:p text:style-name="Standard">- `0008-installed-gray-matter-crop--image-1.png`</text:p>
      <text:p text:style-name="Standard">- `0009-installed-gray-matter-crop-image-2.png` </text:p>
      <text:p text:style-name="Standard"/>
      <text:p text:style-name="Standard"><text:s/></text:p>
      <text:p text:style-name="Standard">### Next Steps</text:p>
      <text:p text:style-name="Standard">- Create department folders.</text:p>
      <text:p text:style-name="Standard">- write a python script to automatically generate index files in each folder.</text:p>
      <text:p text:style-name="Standard">- create journal.md for greymatter to convert to dev-blog.html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0M38S</meta:editing-duration>
    <meta:editing-cycles>11</meta:editing-cycles>
    <meta:generator>OpenOffice/4.1.15$Win32 OpenOffice.org_project/4115m2$Build-9813</meta:generator>
    <dc:date>2025-08-15T23:17:06.54</dc:date>
    <dc:creator>Joseph Malone</dc:creator>
    <meta:document-statistic meta:table-count="0" meta:image-count="0" meta:object-count="0" meta:page-count="2" meta:paragraph-count="60" meta:word-count="318" meta:character-count="2272"/>
    <meta:user-defined meta:name="Info 1"/>
    <meta:user-defined meta:name="Info 2"/>
    <meta:user-defined meta:name="Info 3"/>
    <meta:user-defined meta:name="Info 4"/>
  </office:meta>
</office:document-meta>
</file>